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903cm" fo:margin-left="0cm" fo:margin-top="0cm" fo:margin-bottom="0cm" table:align="left" style:writing-mode="lr-tb"/>
    </style:style>
    <style:style style:name="Table1.A" style:family="table-column">
      <style:table-column-properties style:column-width="1.99cm"/>
    </style:style>
    <style:style style:name="Table1.B" style:family="table-column">
      <style:table-column-properties style:column-width="13.91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 style:master-page-name="Standard">
      <style:paragraph-properties fo:text-align="center" style:justify-single-word="false" style:page-number="auto"/>
      <style:text-properties style:text-underline-style="solid" style:text-underline-width="auto" style:text-underline-color="font-color" fo:font-weight="bold" style:font-weight-asian="bol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lor Forth source</text:p>
      <text:p text:style-name="Standard"><text:bookmark text:name="_GoBack"/>HL is TOS.</text:p>
      <text:p text:style-name="Standard">@forth.&lt;ret|ix&gt;<text:tab/> &lt;word&gt; <text:tab/>word, states whether ret is okay or pop ix / jp (ix) is required.</text:p>
      <text:p text:style-name="Standard">@macro.&lt;ret|ix&gt; &lt;word&gt; <text:s/><text:tab/>creates a macro out of the code, which is in macro.</text:p>
      <text:p text:style-name="Standard">@copier &lt;word&gt;<text:tab/><text:tab/>creates a code copier, begins $00 $CD xx xx &lt;count&gt; &lt;bytes&gt;</text:p>
      <text:p text:style-name="Standard"><text:tab/><text:tab/><text:tab/><text:tab/>(always macro)</text:p>
      <text:p text:style-name="Standard">@end <text:tab/><text:tab/><text:tab/><text:tab/>(marks end of word)</text:p>
      <text:p text:style-name="Standard">Do not end in ‘ret’ ; this will be added automatically incase you want to change it to ix.</text:p>
      <text:p text:style-name="Standard">Groups in the lib.source directory are converted to encrypted labelled source (e.g. word_&lt;ord&gt; , using start_&lt;ord&gt; and end_&lt;ord&gt; where required.</text:p>
      <text:p text:style-name="Standard">These are then assembled and the dictionary appended. Dictionary format is : (offset/0) page low high length (bit 7:macro) ASCII words.</text:p>
      <text:p text:style-name="P3">Core words (not compiler words like define ; if begin and so on )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Group</text:p>
          </table:table-cell>
          <table:table-cell table:style-name="Table1.A1" office:value-type="string">
            <text:p text:style-name="P4">Words</text:p>
          </table:table-cell>
        </table:table-row>
        <table:table-row table:style-name="Table1.1">
          <table:table-cell table:style-name="Table1.A1" office:value-type="string">
            <text:p text:style-name="P1">Memory</text:p>
          </table:table-cell>
          <table:table-cell table:style-name="Table1.A1" office:value-type="string">
            <text:p text:style-name="P1">! +! @ b@ b! or!</text:p>
          </table:table-cell>
        </table:table-row>
        <table:table-row table:style-name="Table1.1">
          <table:table-cell table:style-name="Table1.A1" office:value-type="string">
            <text:p text:style-name="P1">Binary</text:p>
          </table:table-cell>
          <table:table-cell table:style-name="Table1.A1" office:value-type="string">
            <text:p text:style-name="P1">* <text:s/>+ / /mod and &lt; = max min mod or +or </text:p>
          </table:table-cell>
        </table:table-row>
        <table:table-row table:style-name="Table1.1">
          <table:table-cell table:style-name="Table1.A1" office:value-type="string">
            <text:p text:style-name="P1">Unary</text:p>
          </table:table-cell>
          <table:table-cell table:style-name="Table1.A1" office:value-type="string">
            <text:p text:style-name="P1">- 2* 2/ abs 4* 8* 16* bswap 0&lt; 0= negate</text:p>
          </table:table-cell>
        </table:table-row>
        <table:table-row table:style-name="Table1.1">
          <table:table-cell table:style-name="Table1.A1" office:value-type="string">
            <text:p text:style-name="P1">System</text:p>
          </table:table-cell>
          <table:table-cell table:style-name="Table1.A1" office:value-type="string">
            <text:p text:style-name="P1">1. 2, debug fill h here move p@ p!</text:p>
          </table:table-cell>
        </table:table-row>
        <table:table-row table:style-name="Table1.1">
          <table:table-cell table:style-name="Table1.A1" office:value-type="string">
            <text:p text:style-name="P1">Stack</text:p>
          </table:table-cell>
          <table:table-cell table:style-name="Table1.A1" office:value-type="string">
            <text:p text:style-name="P1">Drop dup nip pop push swap over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Bitstream Vera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obson</meta:initial-creator>
    <dc:creator>Paul Robson</dc:creator>
    <meta:editing-cycles>7</meta:editing-cycles>
    <meta:creation-date>2018-12-27T18:50:00</meta:creation-date>
    <dc:date>2018-12-27T19:06:00</dc:date>
    <meta:editing-duration>PT16M</meta:editing-duration>
    <meta:generator>LibreOffice/6.1.4.2$Linux_X86_64 LibreOffice_project/10$Build-2</meta:generator>
    <meta:document-statistic meta:table-count="1" meta:image-count="0" meta:object-count="0" meta:page-count="1" meta:paragraph-count="23" meta:word-count="181" meta:character-count="947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